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7" style:family="paragraph" style:parent-style-name="Text_20_body" style:list-style-name="WW8Num7"/>
    <style:style style:name="P8" style:family="paragraph" style:parent-style-name="Text_20_body" style:list-style-name="WW8Num2"/>
    <style:style style:name="P9" style:family="paragraph" style:parent-style-name="Text_20_body" style:list-style-name="WW8Num6"/>
    <style:style style:name="P10" style:family="paragraph" style:parent-style-name="Text_20_body" style:list-style-name="WW8Num5"/>
    <style:style style:name="P11" style:family="paragraph" style:parent-style-name="Title" style:master-page-name="Standard">
      <style:paragraph-properties style:page-number="auto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emória Virtual<text:line-break/>Caso de uso: &lt;nome do caso de uso&gt;</text:p>
      <text:h text:style-name="Heading_20_1" text:outline-level="1">Breve Descrição</text:h>
      <text:p text:style-name="Text_20_body">&lt;breve descrição do caso de uso&gt;</text:p>
      <text:h text:style-name="Heading_20_1" text:outline-level="1">Breve Descrição dos Atores</text:h>
      <text:h text:style-name="Heading_20_2" text:outline-level="2">&lt;Nome do ator 1&gt;</text:h>
      <text:h text:style-name="Heading_20_1" text:outline-level="1">Pré-condições</text:h>
      <text:p text:style-name="Text_20_body">&lt;pre-condição 1&gt;</text:p>
      <text:h text:style-name="Heading_20_1" text:outline-level="1">Fluxo Básico de Eventos</text:h>
      <text:list xml:id="list34349110" text:style-name="WW8Num7">
        <text:list-item>
          <text:p text:style-name="P7">O caso de uso começa quando o &lt;ator&gt; &lt;faz algo&gt;…</text:p>
        </text:list-item>
        <text:list-item>
          <text:p text:style-name="P7">&lt;passo 1 do fluxo básico&gt;</text:p>
        </text:list-item>
        <text:list-item>
          <text:p text:style-name="P7">… </text:p>
        </text:list-item>
        <text:list-item>
          <text:p text:style-name="P7">&lt;passo n do fluxo básico&gt;</text:p>
        </text:list-item>
        <text:list-item>
          <text:p text:style-name="P7">O caso de uso termina.</text:p>
        </text:list-item>
      </text:list>
      <text:h text:style-name="Heading_20_1" text:outline-level="1">Fluxos Alternativos</text:h>
      <text:h text:style-name="Heading_20_2" text:outline-level="2">&lt;Fluxo Alternativo 1&gt;</text:h>
      <text:p text:style-name="Text_20_body">Se no passo &lt;x&gt; do fluxo básico o &lt;ator ou sistema faz alguma coisa&gt;, entao</text:p>
      <text:list xml:id="list34336894" text:style-name="WW8Num2">
        <text:list-item>
          <text:p text:style-name="P8">&lt;descreve o fluxo&gt; <text:s/></text:p>
        </text:list-item>
        <text:list-item>
          <text:p text:style-name="P8">O caso de uso volta ao passo &lt;y&gt;</text:p>
        </text:list-item>
      </text:list>
      <text:h text:style-name="Heading_20_1" text:outline-level="1">Subfluxos</text:h>
      <text:h text:style-name="Heading_20_2" text:outline-level="2">&lt;Subfluxo 1&gt;</text:h>
      <text:list xml:id="list34342095" text:style-name="WW8Num6">
        <text:list-item>
          <text:p text:style-name="P9">&lt;subfluxo 1, passo 1&gt;</text:p>
        </text:list-item>
        <text:list-item>
          <text:p text:style-name="P9">…</text:p>
        </text:list-item>
        <text:list-item>
          <text:p text:style-name="P9">&lt;subfluxo 1, passo <text:s/>n&gt;</text:p>
        </text:list-item>
      </text:list>
      <text:h text:style-name="Heading_20_1" text:outline-level="1">Cenários Chave</text:h>
      <text:h text:style-name="Heading_20_2" text:outline-level="2">&lt;Cenário 1&gt;</text:h>
      <text:list xml:id="list34342598" text:style-name="WW8Num5">
        <text:list-item>
          <text:p text:style-name="P10">&lt;cenário 1, passo 1&gt;</text:p>
        </text:list-item>
        <text:list-item>
          <text:p text:style-name="P10">…</text:p>
        </text:list-item>
        <text:list-item>
          <text:p text:style-name="P10">&lt;cenário n, passo n&gt;</text:p>
        </text:list-item>
      </text:list>
      <text:h text:style-name="Heading_20_1" text:outline-level="1">Pós-Condições</text:h>
      <text:h text:style-name="Heading_20_2" text:outline-level="2">&lt;pos-condição 1&gt;</text:h>
      <text:h text:style-name="Heading_20_1" text:outline-level="1">Requisitos Especiais</text:h>
      <text:p text:style-name="Text_20_body">&lt;requisito especial 1&gt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style:snap-to-layout-grid="false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2">
            <table:table-cell table:style-name="Tabela2.A1" office:value-type="string">
              <text:p text:style-name="MP3"><text:span text:style-name="MT1">Especificação do caso de uso: &lt;nome do caso de uso&gt;</text:span></text:p>
            </table:table-cell>
            <table:table-cell table:style-name="Tabela2.B1" office:value-type="string">
              <text:p text:style-name="MP1"><text:s text:c="2"/>Data: <text:s/>&lt;dd/mm/aa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/>
            </table:table-cell>
            <table:table-cell table:style-name="Tabela1.A1" office:value-type="string">
              <text:p text:style-name="MP6"><text:span text:style-name="MT1">Page </text:span><text:span text:style-name="Page_20_Number"><text:span text:style-name="MT1"><text:page-number text:select-page="current">1</text:page-number></text:span></text:span><text:span text:style-name="Page_20_Number"><text:span text:style-name="MT1"> of </text:span></text:span><text:span text:style-name="Page_20_Number"><text:span text:style-name="MT2"><text:page-count style:num-format="1">1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3</meta:editing-cycles>
    <meta:editing-duration>PT00H13M50S</meta:editing-duration>
    <meta:generator>BrOffice.org/3.2$Win32 OpenOffice.org_project/320m12$Build-9483</meta:generator>
    <dc:date>2010-04-10T14:36:13.71</dc:date>
    <meta:document-statistic meta:table-count="2" meta:image-count="0" meta:object-count="0" meta:page-count="1" meta:paragraph-count="36" meta:word-count="168" meta:character-count="828"/>
  </office:meta>
</office:document-meta>
</file>